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50%" draw:opacity-name="" draw:textarea-horizontal-align="justify" draw:textarea-vertical-align="top" draw:auto-grow-height="false" fo:min-height="3.433cm" fo:min-width="2.167cm"/>
      <style:paragraph-properties style:writing-mode="lr-tb"/>
    </style:style>
    <style:style style:name="gr2" style:family="graphic" style:parent-style-name="standard">
      <style:graphic-properties svg:stroke-color="#000000" draw:fill="none" draw:opacity="50%" draw:opacity-name="" draw:textarea-horizontal-align="justify" draw:textarea-vertical-align="middle" draw:auto-grow-height="false" fo:min-height="0.766cm" fo:min-width="0.516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cm"/>
    </style:style>
    <style:style style:name="gr4" style:family="graphic" style:parent-style-name="standard">
      <style:graphic-properties svg:stroke-color="#000000" draw:fill="none" draw:opacity="50%" draw:opacity-name="" draw:textarea-horizontal-align="justify" draw:textarea-vertical-align="top" draw:auto-grow-height="false" fo:min-height="1.528cm" fo:min-width="0.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50%"/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 draw:opacity="50%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-color="#000000"/>
      <style:paragraph-properties fo:text-align="center"/>
      <style:text-properties fo:font-weight="normal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opacity="50%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3.683cm" svg:x="8.493cm" svg:y="4.048cm">
          <text:p text:style-name="P1">Princes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9.128cm" svg:y="5.19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1.016cm" svg:x="9.89cm" svg:y="6.461cm">
          <text:p text:style-name="P1">+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1.016cm" svg:x="8.62cm" svg:y="6.588cm">
          <text:p text:style-name="P1">+3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2.667cm" svg:height="3.683cm" draw:transform="rotate (-2.26788083004143) translate (14.97cm 11.401cm)">
            <text:p text:style-name="P1">Duk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016cm" svg:height="1.016cm" draw:transform="rotate (-2.26788083004143) translate (13.686cm 11.154cm)">
            <text:p text:style-name="P1">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016cm" svg:height="1.016cm" draw:transform="rotate (-2.26788083004143) translate (12.223cm 10.923cm)">
            <text:p text:style-name="P1">+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016cm" svg:height="1.016cm" draw:transform="rotate (-2.26788083004143) translate (12.941cm 9.868cm)">
            <text:p text:style-name="P1">+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667cm" svg:height="3.683cm" draw:transform="rotate (2.29353717004575) translate (6.493cm 13.564cm)">
            <text:p text:style-name="P1">Bisho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016cm" svg:height="1.016cm" draw:transform="rotate (2.29353717004575) translate (6.93cm 12.332cm)">
            <text:p text:style-name="P1">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016cm" svg:height="1.016cm" draw:transform="rotate (2.29353717004575) translate (7.379cm 10.921cm)">
            <text:p text:style-name="P1">+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016cm" svg:height="1.016cm" draw:transform="rotate (2.29353717004575) translate (8.314cm 11.789cm)">
            <text:p text:style-name="P1">+3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" draw:text-style-name="P2" draw:layer="layout" svg:width="2.667cm" svg:height="3.683cm" svg:x="8.494cm" svg:y="4.048cm">
          <text:p text:style-name="P1">Princes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9.129cm" svg:y="5.19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1.016cm" svg:x="9.891cm" svg:y="6.461cm">
          <text:p text:style-name="P1">+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016cm" svg:height="1.016cm" svg:x="8.621cm" svg:y="6.588cm">
          <text:p text:style-name="P1">+3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2.667cm" svg:height="3.683cm" draw:transform="rotate (-2.26788083004143) translate (14.971cm 11.401cm)">
            <text:p text:style-name="P1">Duk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016cm" svg:height="1.016cm" draw:transform="rotate (-2.26788083004143) translate (13.687cm 11.154cm)">
            <text:p text:style-name="P1">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016cm" svg:height="1.016cm" draw:transform="rotate (-2.26788083004143) translate (12.224cm 10.923cm)">
            <text:p text:style-name="P1">+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016cm" svg:height="1.016cm" draw:transform="rotate (-2.26788083004143) translate (12.942cm 9.868cm)">
            <text:p text:style-name="P1">+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667cm" svg:height="3.683cm" draw:transform="rotate (2.29353717004575) translate (6.494cm 13.564cm)">
            <text:p text:style-name="P1">Bisho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016cm" svg:height="1.016cm" draw:transform="rotate (2.29353717004575) translate (6.931cm 12.332cm)">
            <text:p text:style-name="P1">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016cm" svg:height="1.016cm" draw:transform="rotate (2.29353717004575) translate (7.38cm 10.921cm)">
            <text:p text:style-name="P1">+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016cm" svg:height="1.016cm" draw:transform="rotate (2.29353717004575) translate (8.315cm 11.789cm)">
            <text:p text:style-name="P1">+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4" draw:layer="layout" svg:width="2.667cm" svg:height="3.683cm" draw:transform="rotate (0.795870138909414) translate (4.302cm 7.059cm)">
            <text:p text:style-name="P3"><text:span text:style-name="T1">Relationshi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508cm" svg:height="1.016cm" draw:transform="rotate (0.795870138909414) translate (6.631cm 6.49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5" draw:layer="layout" svg:width="0.508cm" svg:height="1.015cm" draw:transform="rotate (-2.34572251468038) translate (6.426cm 8.15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4" draw:text-style-name="P7" draw:layer="layout" svg:width="1.27cm" svg:height="1.778cm" svg:x="9.128cm" svg:y="8.366cm">
          <text:p text:style-name="P6"><text:span text:style-name="T2">Favor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9:33:12.088443109</meta:creation-date>
    <dc:date>2020-11-18T09:42:37.743856702</dc:date>
    <meta:editing-duration>PT9M24S</meta:editing-duration>
    <meta:editing-cycles>3</meta:editing-cycles>
    <meta:generator>LibreOffice/6.4.6.2$Linux_X86_64 LibreOffice_project/40$Build-2</meta:generator>
    <meta:document-statistic meta:object-count="33"/>
  </office:meta>
</office:document-meta>
</file>